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6644f8" officeooo:paragraph-rsid="006644f8"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6476c4" officeooo:paragraph-rsid="001e5373"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1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083f7" style:font-name-asian="Times New Roman1" style:font-size-asian="12pt" style:font-name-complex="Times New Roman1" style:font-size-complex="12pt" loext:padding="0in" loext:border="none"/>
    </style:style>
    <style:style style:name="P1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978e6e" style:font-name-asian="Times New Roman1" style:font-size-asian="12pt" style:font-name-complex="Times New Roman1" style:font-size-complex="12pt" loext:padding="0in" loext:border="none"/>
    </style:style>
    <style:style style:name="P1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loext:padding="0in" loext:border="none"/>
    </style:style>
    <style:style style:name="P1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cac64d" style:font-name-asian="Times New Roman1" style:font-size-asian="12pt" style:font-name-complex="Times New Roman1" style:font-size-complex="12pt" loext:padding="0in" loext:border="none"/>
    </style:style>
    <style:style style:name="P1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paragraph-rsid="00d26fb1" style:font-name-asian="Times New Roman1" style:font-size-asian="12pt" style:font-name-complex="Times New Roman1" style:font-size-complex="12pt" loext:padding="0in" loext:border="none"/>
    </style:style>
    <style:style style:name="P1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a676ef" officeooo:paragraph-rsid="00a676ef" style:font-name-asian="Times New Roman1" style:font-size-asian="12pt" style:font-name-complex="Times New Roman1" style:font-size-complex="12pt" loext:padding="0in" loext:border="none"/>
    </style:style>
    <style:style style:name="P16"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ce3257" officeooo:paragraph-rsid="00ce3257" style:font-name-asian="Times New Roman1" style:font-size-asian="12pt" style:font-name-complex="Times New Roman1" style:font-size-complex="12pt" loext:padding="0in" loext:border="none"/>
    </style:style>
    <style:style style:name="P17" style:family="paragraph" style:parent-style-name="Standard">
      <style:paragraph-properties fo:margin-top="0in" fo:margin-bottom="0in" loext:contextual-spacing="false" style:line-height-at-least="0.2in" fo:text-align="center"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8"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P1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b9099e" style:font-name-asian="Times New Roman1" style:font-size-asian="12pt" style:font-weight-asian="bold" style:font-name-complex="Times New Roman1" style:font-size-complex="12pt" style:font-weight-complex="bold" loext:padding="0in" loext:border="none"/>
    </style:style>
    <style:style style:name="P2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style:font-name-asian="Times New Roman1" style:font-size-asian="12pt" style:font-weight-asian="normal" style:font-name-complex="Times New Roman1" style:font-size-complex="12pt" style:font-weight-complex="normal" loext:padding="0in" loext:border="none"/>
    </style:style>
    <style:style style:name="P2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b9099e" style:font-name-asian="Times New Roman1" style:font-size-asian="12pt" style:font-weight-asian="normal" style:font-name-complex="Times New Roman1" style:font-size-complex="12pt" style:font-weight-complex="normal" loext:padding="0in" loext:border="none"/>
    </style:style>
    <style:style style:name="P2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d26fb1" style:font-name-asian="Times New Roman1" style:font-size-asian="12pt" style:font-weight-asian="normal" style:font-name-complex="Times New Roman1" style:font-size-complex="12pt" style:font-weight-complex="normal" loext:padding="0in" loext:border="none"/>
    </style:style>
    <style:style style:name="P2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normal" officeooo:paragraph-rsid="00a676ef" style:font-name-asian="Times New Roman1" style:font-size-asian="12pt" style:font-weight-asian="normal" style:font-name-complex="Times New Roman1" style:font-size-complex="12pt" style:font-weight-complex="normal" loext:padding="0in" loext:border="none"/>
    </style:style>
    <style:style style:name="P24"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5779ba"/>
    </style:style>
    <style:style style:name="P25"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cac64d"/>
    </style:style>
    <style:style style:name="P26" style:family="paragraph" style:parent-style-name="Standard">
      <style:paragraph-properties fo:margin-top="0in" fo:margin-bottom="0in" loext:contextual-spacing="false" style:line-height-at-least="0.2in" fo:text-align="justify" style:justify-single-word="false" style:vertical-align="baseline"/>
      <style:text-properties officeooo:paragraph-rsid="00d26fb1"/>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officeooo:paragraph-rsid="00c01b91" style:font-name-asian="Times New Roman1" style:font-size-asian="12pt" style:font-name-complex="Times New Roman1" style:font-size-complex="12pt"/>
    </style:style>
    <style:style style:name="P28" style:family="paragraph" style:parent-style-name="Standard">
      <style:paragraph-properties fo:margin-top="0.1665in" fo:margin-bottom="0.1665in" loext:contextual-spacing="false" style:line-height-at-least="0.2in" fo:text-align="justify" style:justify-single-word="false" style:vertical-align="baseline"/>
      <style:text-properties officeooo:paragraph-rsid="00c01b91"/>
    </style:style>
    <style:style style:name="P29" style:family="paragraph" style:parent-style-name="Standard" style:master-page-name="Standard">
      <style:paragraph-properties fo:text-align="center" style:justify-single-word="false" style:page-number="auto"/>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a676ef" style:font-name-asian="Times New Roman1" style:font-size-asian="12pt" style:font-weight-asian="bold" style:font-name-complex="Times New Roman1" style:font-size-complex="12pt" style:font-weight-complex="bold" loext:padding="0in" loext:border="none"/>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d26fb1" style:font-name-asian="Times New Roman1" style:font-size-asian="12pt" style:font-weight-asian="bold" style:font-name-complex="Times New Roman1" style:font-size-complex="12pt" style:font-weight-complex="bold" loext:padding="0in" loext:border="none"/>
    </style:style>
    <style:style style:name="T1" style:family="text">
      <style:text-properties style:use-window-font-color="true" style:font-name="Times New Roman" fo:font-size="18pt" fo:language="es" fo:country="ES" fo:font-weight="bold" style:font-size-asian="18pt" style:font-weight-asian="bold" style:font-name-complex="Times New Roman1"/>
    </style:style>
    <style:style style:name="T2" style:family="text">
      <style:text-properties style:use-window-font-color="true" style:font-name="Times New Roman" fo:font-size="18pt" fo:language="es" fo:country="ES" fo:font-weight="bold" officeooo:rsid="005779ba" style:font-size-asian="18pt" style:font-weight-asian="bold" style:font-name-complex="Times New Roman1"/>
    </style:style>
    <style:style style:name="T3" style:family="text">
      <style:text-properties style:use-window-font-color="true" style:font-name="Times New Roman" fo:font-size="18pt" fo:language="es" fo:country="ES" fo:font-weight="bold" officeooo:rsid="00c12cff" style:font-size-asian="18pt" style:font-weight-asian="bold" style:font-name-complex="Times New Roman1"/>
    </style:style>
    <style:style style:name="T4"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5"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loext:padding="0in" loext:border="none"/>
    </style:style>
    <style:style style:name="T6" style:family="text">
      <style:text-properties style:use-window-font-color="true" style:font-name="Times New Roman" fo:font-size="12pt" fo:language="es" fo:country="ES" fo:font-weight="bold" officeooo:rsid="00b9099e" style:font-name-asian="Times New Roman1" style:font-size-asian="12pt" style:font-weight-asian="bold" style:font-name-complex="Times New Roman1" style:font-size-complex="12pt" style:font-weight-complex="bold" loext:padding="0in" loext:border="none"/>
    </style:style>
    <style:style style:name="T7" style:family="text">
      <style:text-properties style:use-window-font-color="true" style:font-name="Times New Roman" fo:font-size="12pt" fo:language="es" fo:country="ES" fo:font-weight="bold" officeooo:rsid="00c01b91" style:font-name-asian="Times New Roman1" style:font-size-asian="12pt" style:font-weight-asian="bold" style:font-name-complex="Times New Roman1" style:font-size-complex="12pt" style:font-weight-complex="bold"/>
    </style:style>
    <style:style style:name="T8" style:family="text">
      <style:text-properties style:use-window-font-color="true" style:font-name="Times New Roman" fo:font-size="12pt" fo:language="es" fo:country="ES" fo:font-weight="bold" officeooo:rsid="00cac64d" style:font-name-asian="Times New Roman1" style:font-size-asian="12pt" style:font-weight-asian="bold" style:font-name-complex="Times New Roman1" style:font-size-complex="12pt" style:font-weight-complex="bold" loext:padding="0in" loext:border="none"/>
    </style:style>
    <style:style style:name="T9" style:family="text">
      <style:text-properties style:use-window-font-color="true" style:font-name="Times New Roman" fo:font-size="12pt" fo:language="es" fo:country="ES" style:font-name-asian="Times New Roman1" style:font-size-asian="12pt" style:font-name-complex="Times New Roman1" style:font-size-complex="12pt"/>
    </style:style>
    <style:style style:name="T10" style:family="text">
      <style:text-properties style:use-window-font-color="true" style:font-name="Times New Roman" fo:font-size="12pt" fo:language="es" fo:country="ES" officeooo:rsid="005779ba" style:font-name-asian="Times New Roman1" style:font-size-asian="12pt" style:font-name-complex="Times New Roman1" style:font-size-complex="12pt"/>
    </style:style>
    <style:style style:name="T11" style:family="text">
      <style:text-properties fo:font-variant="normal" fo:text-transform="none" fo:color="#000000" style:font-name="Times New Roman" fo:font-size="12pt" fo:letter-spacing="normal" fo:language="es" fo:country="ES" fo:font-style="normal" fo:font-weight="bold" officeooo:rsid="00c12cff" style:font-name-asian="Times New Roman1" style:font-size-asian="12pt" style:font-weight-asian="bold" style:font-name-complex="Times New Roman1" style:font-size-complex="12pt" style:font-weight-complex="bold"/>
    </style:style>
    <style:style style:name="T12" style:family="text">
      <style:text-properties officeooo:rsid="008e20ec"/>
    </style:style>
    <style:style style:name="T13" style:family="text">
      <style:text-properties officeooo:rsid="0095013b"/>
    </style:style>
    <style:style style:name="T14" style:family="text">
      <style:text-properties officeooo:rsid="00a468a3"/>
    </style:style>
    <style:style style:name="T15" style:family="text">
      <style:text-properties fo:font-weight="normal" style:font-weight-asian="normal" style:font-weight-complex="normal"/>
    </style:style>
    <style:style style:name="T16" style:family="text">
      <style:text-properties officeooo:rsid="00c3bc96"/>
    </style:style>
    <style:style style:name="T17" style:family="text">
      <style:text-properties officeooo:rsid="00c76620"/>
    </style:style>
    <style:style style:name="T18" style:family="text">
      <style:text-properties officeooo:rsid="00cac64d"/>
    </style:style>
    <style:style style:name="T19" style:family="text">
      <style:text-properties officeooo:rsid="00ce3257"/>
    </style:style>
    <style:style style:name="T20" style:family="text">
      <style:text-properties officeooo:rsid="00d0a2dd"/>
    </style:style>
    <style:style style:name="T21" style:family="text">
      <style:text-properties fo:font-weight="bold" style:font-weight-asian="bold" style:font-weight-complex="bold"/>
    </style:style>
    <style:style style:name="T22" style:family="text">
      <style:text-properties fo:font-weight="bold" officeooo:rsid="00d26fb1"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C</text:span><text:span text:style-name="T2">ontrato de trabajo </text:span><text:span text:style-name="T3">fijo discontinuo</text:span></text:p>
      <text:p text:style-name="P7"/>
      <text:p text:style-name="P4">En <text:span text:style-name="T12">id-unid-1</text:span>, a <text:s/><text:span text:style-name="T12">id-unid-2</text:span></text:p>
      <text:p text:style-name="P3"/>
      <text:p text:style-name="P6">REUNIDOS</text:p>
      <text:p text:style-name="P5"/>
      <text:p text:style-name="P5">De una parte,</text:p>
      <text:p text:style-name="P2">id-unid-3_1</text:p>
      <text:p text:style-name="P24"><text:span text:style-name="T9">En adelante, </text:span><text:span text:style-name="T10">el</text:span><text:span text:style-name="T9"> "</text:span><text:span text:style-name="T11">EMPLEADOR</text:span><text:span text:style-name="T9">".</text:span></text:p>
      <text:p text:style-name="P8"/>
      <text:p text:style-name="P5">De otra parte,</text:p>
      <text:p text:style-name="P1">id-unid-5, con id-unid-6: <text:span text:style-name="T13">id-unid-7</text:span>, número de afiliación a la Seguridad Social: id-unid-8, nivel formativo: id-unid-9, nacionalidad: id-dec-10, fecha de nacimiento: id-dec-11, domicilio en: id-dec-13, y en su propio nombre id-dec-12.</text:p>
      <text:p text:style-name="P24"><text:span text:style-name="T9">En adelante, </text:span><text:span text:style-name="T10">el</text:span><text:span text:style-name="T9"> "</text:span><text:span text:style-name="T11">TRABAJADOR</text:span><text:span text:style-name="T9">".</text:span></text:p>
      <text:p text:style-name="P8"/>
      <text:p text:style-name="P8"/>
      <text:p text:style-name="P9">El Empleador y el TRABAJADOR que, en adelante, podrán ser denominados, individualmente, "la Parte" y conjuntamente, "las Partes", reconociéndose mutuamente capacidad legal suficiente para contratar y obligarse en la representación que actúan y siendo responsables de la veracidad de sus manifestaciones,</text:p>
      <text:p text:style-name="P9"/>
      <text:p text:style-name="P9"/>
      <text:p text:style-name="P17">EXPONEN</text:p>
      <text:p text:style-name="P17"/>
      <text:p text:style-name="P9"/>
      <text:p text:style-name="P10"><text:span text:style-name="T15">I.</text:span> Que reúnen los requisitos exigidos para la celebración del presente contrato. iddec12-extra-0</text:p>
      <text:p text:style-name="P10">id-dec-17</text:p>
      <text:p text:style-name="P10"/>
      <text:p text:style-name="P10"><text:span text:style-name="T15">II.</text:span> Que el Empleador está interesad<text:span text:style-name="T20">o</text:span> en contratar los servicios del TRABAJADOR y, para ello, hace constar que su código de la cuenta de cotización a la Seguridad Social es:</text:p>
      <text:p text:style-name="P10"/>
      <text:p text:style-name="P10"><text:tab/>id-unidnew-3_1.</text:p>
      <text:p text:style-name="P10"/>
      <text:p text:style-name="P10">id-dec-18</text:p>
      <text:p text:style-name="P9"/>
      <text:p text:style-name="P9"><text:span text:style-name="T15">III.</text:span> Y que habiendo llegado las Partes, libre y espontáneamente, a una coincidencia mutua de sus voluntades, formalizan el presente “<text:span text:style-name="T14">Contrato</text:span> <text:span text:style-name="T14">de</text:span> <text:span text:style-name="T14">trabajo</text:span> <text:span text:style-name="T16">fijo discontinuo</text:span>”, en adelante el "Contrato" o el "Contrato de trabajo", que tiene por objeto el establecimiento de una relación <text:soft-page-break/>laboral entre las Partes, así como de sus términos y condiciones, y que se regirá por las siguientes,</text:p>
      <text:p text:style-name="P9"/>
      <text:p text:style-name="P17">ESTIPULACIONES</text:p>
      <text:p text:style-name="P17"/>
      <text:p text:style-name="P18">PRIMERA.- Objeto. Puesto de trabajo </text:p>
      <text:p text:style-name="P18"/>
      <text:p text:style-name="P11"><text:span text:style-name="T17">El</text:span> Trabajado desempeñará sus servicios en el puesto de: id-dec-21. De acuerdo con el sistema de clasificación profesional vigente en la empresa, estará incluida en el grupo profesional de: id-dec-20, y realizará las siguientes actividades periódicas de carácter discontinuo:</text:p>
      <text:p text:style-name="P11"/>
      <text:p text:style-name="P11"><text:tab/>id-dec-22</text:p>
      <text:p text:style-name="P11"/>
      <text:p text:style-name="P11">Dichas actividades se desarrollarán dentro de la siguiente actividad cíclica intermitente:</text:p>
      <text:p text:style-name="P11"/>
      <text:p text:style-name="P11"><text:tab/>id-dec-23</text:p>
      <text:p text:style-name="P9"/>
      <text:p text:style-name="P9"/>
      <text:p text:style-name="P18">SEGUNDA.- Lugar de trabajo</text:p>
      <text:p text:style-name="P9"/>
      <text:p text:style-name="P9">id-dec-24</text:p>
      <text:p text:style-name="P9">id-dec-36</text:p>
      <text:p text:style-name="P9"/>
      <text:p text:style-name="P18">TERCERA.- Jornada de trabajo</text:p>
      <text:p text:style-name="P9"/>
      <text:p text:style-name="P9">id-dec-25</text:p>
      <text:p text:style-name="P9"/>
      <text:p text:style-name="P9"/>
      <text:p text:style-name="P18">CUARTA.- Duración del Contrato</text:p>
      <text:p text:style-name="P9"/>
      <text:p text:style-name="P9">La duración del presente Contrato será indefinida, iniciándose la relación laboral el día <text:span text:style-name="T19">id-dec-26</text:span>.</text:p>
      <text:p text:style-name="P16">id-dec-27</text:p>
      <text:p text:style-name="P9">id-dec-28</text:p>
      <text:p text:style-name="P9"/>
      <text:p text:style-name="P13"/>
      <text:p text:style-name="P25"><text:span text:style-name="T8">QUINTA</text:span><text:span text:style-name="T5">.- Forma y orden de llamada</text:span></text:p>
      <text:p text:style-name="P9"/>
      <text:p text:style-name="P9">El Trabajador <text:s/>será llamado de acuerdo a la forma y orden descrito a continuación, y siempre respetando lo establecido en el convenio colectivo aplicable al presente caso:</text:p>
      <text:p text:style-name="P9"/>
      <text:p text:style-name="P9"><text:tab/><text:span text:style-name="T18">id-decnew-26</text:span></text:p>
      <text:p text:style-name="P9"/>
      <text:p text:style-name="P9"/>
      <text:p text:style-name="P9"/>
      <text:p text:style-name="P18">SEXTA.- Retribución</text:p>
      <text:p text:style-name="P18"/>
      <text:p text:style-name="P9"><text:soft-page-break/>El TRABAJADOR percibirá una retribución de id-dec-30 € brutos id-dec-29, que se distribuirán en los siguientes conceptos salariales:</text:p>
      <text:p text:style-name="P9"/>
      <text:p text:style-name="P9"><text:tab/>id-dec-31 </text:p>
      <text:p text:style-name="P9"/>
      <text:p text:style-name="P9">id-dec-35</text:p>
      <text:p text:style-name="P9"/>
      <text:p text:style-name="P9">id-dec-32 id-dec-33</text:p>
      <text:p text:style-name="P9">El TRABAJADOR junto con la percepción del salario anteriormente descrito, <text:s/>recibirá una nómina o recibo individual y justificativo del pago del mismo. Todo ello de acuerdo con el modelo aplicable a la empresa.</text:p>
      <text:p text:style-name="P9"/>
      <text:p text:style-name="P9"><text:s/>iddec38-extra-0 iddec39-extra-0</text:p>
      <text:p text:style-name="P9"/>
      <text:p text:style-name="P9"/>
      <text:p text:style-name="P18">SÉPTIMA.- Vacaciones anuales</text:p>
      <text:p text:style-name="P18"/>
      <text:p text:style-name="P9">La duración de las vacaciones anuales retribuidas del TRABAJADOR será de: id-dec-37.</text:p>
      <text:p text:style-name="P9"/>
      <text:p text:style-name="P9">El calendario de vacaciones se fijará en la empresa de manera que el TRABAJADOR conozca las fechas que le corresponden al menos dos meses antes del comienzo de su disfrute.</text:p>
      <text:p text:style-name="P9"/>
      <text:p text:style-name="P9">El disfrute de las vacaciones debe producirse dentro del año al que correspondan, no siendo posible acumularlas, salvo que la fecha prevista de disfrute coincida en el tiempo con una incapacidad temporal.</text:p>
      <text:p text:style-name="P9"/>
      <text:p text:style-name="P9">En caso de extinción del Contrato de trabajo, las vacaciones anuales no disfrutadas serán objeto de una compensación económica incluida en el finiquito.</text:p>
      <text:p text:style-name="P9"/>
      <text:p text:style-name="P15"/>
      <text:p text:style-name="P30">OCTAVA.- ------------------</text:p>
      <text:p text:style-name="P30"/>
      <text:p text:style-name="P23">-------------------------------------------------------------------------------------------------------------------------------------------------------------------------------------------------------------------------------ESTA PARTE ESTARÁ DISPONIBLE SÓLO AL FINALIZAR EL FORMULARIO --------------------------------------------------------------------------------------------------------------------------------------------------------------------------------------------------------------------------------</text:p>
      <text:p text:style-name="P9"/>
      <text:p text:style-name="P9"/>
      <text:p text:style-name="P18">NOVENA.- Preaviso de cese voluntario</text:p>
      <text:p text:style-name="P9"/>
      <text:p text:style-name="P9">Salvo condición más beneficiosa, se acuerda que el preaviso del cese voluntario del TRABAJADOR será de: id-dec-43 mediante notificación fehaciente.</text:p>
      <text:p text:style-name="P9"/>
      <text:p text:style-name="P9">Si el TRABAJADOR incumple total o parcialmente este preaviso, quedará obligado a compensar a el Empleador con una cuantía equivalente a los salarios correspondientes a la duración del período incumplido.</text:p>
      <text:p text:style-name="P9"><text:soft-page-break/></text:p>
      <text:p text:style-name="P9"/>
      <text:p text:style-name="P18">DÉCIMA.- Comunicación del Contrato</text:p>
      <text:p text:style-name="P18"/>
      <text:p text:style-name="P9">El contenido del presente Contrato se comunicará al Servicio Público de Empleo Estatal en el plazo de los 10 días siguientes a la fecha de su concertación, que figura en el encabezamiento.</text:p>
      <text:p text:style-name="P9"/>
      <text:p text:style-name="P9"/>
      <text:p text:style-name="P18">DECIMOPRIMERA.- ------------------</text:p>
      <text:p text:style-name="P18"/>
      <text:p text:style-name="P20">-------------------------------------------------------------------------------------------------------------------------------------------------------------------------------------------------------------------------------ESTA PARTE ESTARÁ DISPONIBLE SÓLO AL FINALIZAR EL FORMULARIO --------------------------------------------------------------------------------------------------------------------------------------------------------------------------------------------------------------------------------</text:p>
      <text:p text:style-name="P9"/>
      <text:p text:style-name="P9"/>
      <text:p text:style-name="P14"><text:span text:style-name="T21">DECIMO</text:span><text:span text:style-name="T22">SEGUNDA</text:span><text:span text:style-name="T21">.- Acciones legales. Legislación aplicable. Jurisdicción</text:span></text:p>
      <text:p text:style-name="P31"/>
      <text:p text:style-name="P22">Las Partes reconocen quedar obligadas por el presente Contrato así como sus correspondientes anexos, si los hubiere, y sus efectos jurídicos y se comprometen a su cumplimiento de buena fe.</text:p>
      <text:p text:style-name="P22"/>
      <text:p text:style-name="P22">Todo litigio relativo, especialmente, pero no solo, a la formación, validez, interpretación, firma, existencia, ejecución o terminación de este Contrato y, en general, a la relación establecida entre las Partes, será sometido a la legislación española vigente que resulte de aplicación. Particularmente, se regirá por el Estatuto de los Trabajadores, aprobado por el Real Decreto Legislativo 2/2015, de 23 de octubre id-dec-19.</text:p>
      <text:p text:style-name="P22"/>
      <text:p text:style-name="P22">En caso de controversia, diferencia, conflicto o reclamación en cuanto al Contrato, o en relación al mismo, las Partes acuerdan que se someterán a la jurisdicción social de los Juzgados y Tribunales competentes conforme a derecho.</text:p>
      <text:p text:style-name="P9"/>
      <text:p text:style-name="P9"/>
      <text:p text:style-name="P26"><text:span text:style-name="T5">DECIMOTERCERA.- </text:span><text:span text:style-name="T6">Otras disposiciones</text:span></text:p>
      <text:p text:style-name="P19"/>
      <text:p text:style-name="P21">id-dec-38</text:p>
      <text:p text:style-name="P21">id-dec-39</text:p>
      <text:p text:style-name="P9">id-dec-40</text:p>
      <text:p text:style-name="P9">id-dec-41</text:p>
      <text:p text:style-name="P9">id-dec-42</text:p>
      <text:p text:style-name="P9"/>
      <text:p text:style-name="P9"/>
      <text:p text:style-name="P9">Y en prueba de conformidad y aceptación de todo lo establecido, ambas Partes firman todas las hojas de este Contrato en tres ejemplares y a un solo efecto, en el lugar y fecha señalados en el encabezamiento.<text:tab/><text:tab/><text:tab/><text:tab/></text:p>
      <text:p text:style-name="P9"/>
      <text:p text:style-name="P28"><text:soft-page-break/><text:span text:style-name="T4">EL </text:span><text:span text:style-name="T7">EMPLEADOR</text:span><text:span text:style-name="T4"> <text:s text:c="55"/><text:tab/>EL </text:span><text:span text:style-name="T7">TRABAJADOR</text:span></text:p>
      <text:p text:style-name="P27"><text:line-break/></text:p>
      <text:p text:style-name="P27"><text:bookmark text:name="_GoBack"/><text:line-break/><text:line-break/><text:line-break/>........................................... <text:s text:c="55"/>...........................................</text:p>
      <text:p text:style-name="P12">________ <text:s text:c="82"/>________</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AMEJO ALARCON, J. (JUAN)</meta:initial-creator>
    <meta:editing-cycles>145</meta:editing-cycles>
    <meta:creation-date>2019-11-25T09:28:00</meta:creation-date>
    <dc:date>2020-08-16T12:08:45.882323520</dc:date>
    <meta:editing-duration>P3DT5H42M33S</meta:editing-duration>
    <meta:generator>LibreOffice/6.4.3.2$MacOSX_X86_64 LibreOffice_project/747b5d0ebf89f41c860ec2a39efd7cb15b54f2d8</meta:generator>
    <meta:document-statistic meta:table-count="0" meta:image-count="0" meta:object-count="0" meta:page-count="5" meta:paragraph-count="71" meta:word-count="790" meta:character-count="6562" meta:non-whitespace-character-count="563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